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06cm"/>
    </style:style>
    <style:style style:name="co2" style:family="table-column">
      <style:table-column-properties fo:break-before="auto" style:column-width="10.966cm"/>
    </style:style>
    <style:style style:name="co3" style:family="table-column">
      <style:table-column-properties fo:break-before="auto" style:column-width="4.5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wrap-option="wrap" fo:border="0.06pt solid #000000"/>
      <style:text-properties fo:color="#ffffff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row table:style-name="ro1"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Screen</text:p>
          </table:table-cell>
          <table:table-cell office:value-type="string" calcext:value-type="string">
            <text:p><text:a xlink:href="https://s.click.aliexpress.com/e/_EQetJmL" xlink:type="simple">https://s.click.aliexpress.com/e/_EQetJmL</text:a></text:p>
          </table:table-cell>
          <table:table-cell office:value-type="string" calcext:value-type="string">
            <text:p>2.9 - Black &amp; White</text:p>
          </table:table-cell>
        </table:table-row>
        <table:table-row table:style-name="ro1">
          <table:table-cell table:style-name="ce3" office:value-type="string" calcext:value-type="string">
            <text:p>Insert Nut </text:p>
          </table:table-cell>
          <table:table-cell office:value-type="string" calcext:value-type="string">
            <text:p><text:a xlink:href="https://s.click.aliexpress.com/e/_EQM4wtz" xlink:type="simple">https://s.click.aliexpress.com/e/_EQM4wtz</text:a></text:p>
          </table:table-cell>
          <table:table-cell office:value-type="string" calcext:value-type="string">
            <text:p>Length 5mm, M3 (OD4.5mm)</text:p>
          </table:table-cell>
        </table:table-row>
        <table:table-row table:style-name="ro1">
          <table:table-cell office:value-type="string" calcext:value-type="string">
            <text:p>Carbon Screw </text:p>
          </table:table-cell>
          <table:table-cell office:value-type="string" calcext:value-type="string">
            <text:p><text:a xlink:href="https://s.click.aliexpress.com/e/_EwcdoqB" xlink:type="simple">https://s.click.aliexpress.com/e/_EwcdoqB</text:a></text:p>
          </table:table-cell>
          <table:table-cell office:value-type="string" calcext:value-type="string">
            <text:p>Carbon (ISO7380), M3, 6mm</text:p>
          </table:table-cell>
        </table:table-row>
        <table:table-row table:style-name="ro1">
          <table:table-cell office:value-type="string" calcext:value-type="string">
            <text:p>Button Power</text:p>
          </table:table-cell>
          <table:table-cell office:value-type="string" calcext:value-type="string">
            <text:p><text:a xlink:href="https://s.click.aliexpress.com/e/_EGYkV4B" xlink:type="simple">https://s.click.aliexpress.com/e/_EGYkV4B</text:a></text:p>
          </table:table-cell>
          <table:table-cell office:value-type="string" calcext:value-type="string">
            <text:p>3 Pin L-type black</text:p>
          </table:table-cell>
        </table:table-row>
        <table:table-row table:style-name="ro1">
          <table:table-cell office:value-type="string" calcext:value-type="string">
            <text:p>Schottky Diode</text:p>
          </table:table-cell>
          <table:table-cell office:value-type="string" calcext:value-type="string">
            <text:p><text:a xlink:href="https://s.click.aliexpress.com/e/_EHxxn3d" xlink:type="simple">https://s.click.aliexpress.com/e/_EHxxn3d</text:a></text:p>
          </table:table-cell>
          <table:table-cell office:value-type="string" calcext:value-type="string">
            <text:p>1N5817</text:p>
          </table:table-cell>
        </table:table-row>
        <table:table-row table:style-name="ro1">
          <table:table-cell office:value-type="string" calcext:value-type="string">
            <text:p>Batterie shrapnel</text:p>
          </table:table-cell>
          <table:table-cell office:value-type="string" calcext:value-type="string">
            <text:p><text:a xlink:href="https://s.click.aliexpress.com/e/_EQL0Q6P" xlink:type="simple">https://s.click.aliexpress.com/e/_EQL0Q6P</text:a></text:p>
          </table:table-cell>
          <table:table-cell table:style-name="ce6"/>
        </table:table-row>
        <table:table-row table:style-name="ro1">
          <table:table-cell office:value-type="string" calcext:value-type="string">
            <text:p>Push buttons </text:p>
          </table:table-cell>
          <table:table-cell office:value-type="string" calcext:value-type="string">
            <text:p><text:a xlink:href="https://fr.aliexpress.com/item/4000350275821.html?spm=a2g0o.order_detail.order_detail_item.3.2cbb7d56FqV0nL&amp;gatewayAdapt=glo2fra" xlink:type="simple">Bouton poussoir tactile momentané pour Ardu37, micro-interrupteur, capuchon tactile, 5 couleurs, 12x12x7.3mm, 25 pièces - AliExpress 502</text:a></text:p>
          </table:table-cell>
          <table:table-cell table:style-name="ce6"/>
        </table:table-row>
        <table:table-row table:style-name="ro1">
          <table:table-cell office:value-type="string" calcext:value-type="string">
            <text:p>Passive buzzer </text:p>
          </table:table-cell>
          <table:table-cell office:value-type="string" calcext:value-type="string">
            <text:p><text:a xlink:href="https://fr.aliexpress.com/item/32762426798.html?spm=a2g0o.order_detail.order_detail_item.5.2cbb7d56FqV0nL&amp;gatewayAdapt=glo2fra" xlink:type="simple">Buzzer passif universel, 10 pièces, impédance électromagnétique 16 ohms AC / 2KHz 3V 5V 12V universel - AliExpress 502</text:a></text:p>
          </table:table-cell>
          <table:table-cell table:style-name="ce6"/>
        </table:table-row>
        <table:table-row table:style-name="ro1">
          <table:table-cell table:style-name="ce4" office:value-type="string" calcext:value-type="string">
            <text:p>Rasberry PI Pico</text:p>
          </table:table-cell>
          <table:table-cell office:value-type="string" calcext:value-type="string">
            <text:p><text:a xlink:href="https://www.kubii.com/fr/cartes-raspberry-pi/3205-1639-raspberry-pi-pico-3272496311589.html#/version_pico-pico" xlink:type="simple">Microcontrôleurs Raspberry Pi PICO, W, H, WH (kubii.com)</text:a></text:p>
          </table:table-cell>
          <table:table-cell office:value-type="string" calcext:value-type="string">
            <text:p>Standard, without p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8-08T10:22:00.104000000</dc:date>
    <meta:editing-duration>PT4M11S</meta:editing-duration>
    <meta:editing-cycles>1</meta:editing-cycles>
    <meta:generator>LibreOffice/7.2.1.2$Windows_X86_64 LibreOffice_project/87b77fad49947c1441b67c559c339af8f3517e22</meta:generator>
    <meta:document-statistic meta:table-count="1" meta:cell-count="27" meta:object-count="0"/>
  </office:meta>
</office:document-meta>
</file>